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automatic" fo:wrap-option="wrap" fo:background-color="#FF0000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="2pt solid #CCCCCC" style:vertical-align="automatic" fo:wrap-option="wrap" fo:background-color="#FF9900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ttendances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2">
            <text:p>Curso</text:p>
          </table:table-cell>
          <table:table-cell office:value-type="string" table:style-name="ce1">
            <text:p>EMB5113-04605/05601/05608 (20231) - Modelagem de Sistem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rupo</text:p>
          </table:table-cell>
          <table:table-cell office:value-type="string" table:style-name="ce1">
            <text:p>Todos os participantes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">
            <text:p>ID do Estudante</text:p>
          </table:table-cell>
          <table:table-cell office:value-type="string" table:style-name="ce2">
            <text:p>Sobrenom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7/03/2023 16:20 Todos os estudantes</text:p>
          </table:table-cell>
          <table:table-cell office:value-type="string" table:style-name="ce2">
            <text:p>8/03/2023 13:30 Todos os estudantes</text:p>
          </table:table-cell>
          <table:table-cell office:value-type="string" table:style-name="ce2">
            <text:p>14/03/2023 16:20 Todos os estudantes</text:p>
          </table:table-cell>
          <table:table-cell office:value-type="string" table:style-name="ce2">
            <text:p>15/03/2023 13:30 Todos os estudantes</text:p>
          </table:table-cell>
          <table:table-cell office:value-type="string" table:style-name="ce2">
            <text:p>21/03/2023 16:20 Todos os estudantes</text:p>
          </table:table-cell>
          <table:table-cell office:value-type="string" table:style-name="ce2">
            <text:p>22/03/2023 13:30 Todos os estudantes</text:p>
          </table:table-cell>
          <table:table-cell office:value-type="string" table:style-name="ce2">
            <text:p>28/03/2023 16:20 Todos os estudantes</text:p>
          </table:table-cell>
          <table:table-cell office:value-type="string" table:style-name="ce2">
            <text:p>29/03/2023 13:30 Todos os estudantes</text:p>
          </table:table-cell>
          <table:table-cell office:value-type="string" table:style-name="ce2">
            <text:p>4/04/2023 16:20 Todos os estudantes</text:p>
          </table:table-cell>
          <table:table-cell office:value-type="string" table:style-name="ce2">
            <text:p>5/04/2023 13:30 Todos os estudantes</text:p>
          </table:table-cell>
          <table:table-cell office:value-type="string" table:style-name="ce2">
            <text:p>11/04/2023 16:20 Todos os estudantes</text:p>
          </table:table-cell>
          <table:table-cell office:value-type="string" table:style-name="ce2">
            <text:p>12/04/2023 13:30 Todos os estudantes</text:p>
          </table:table-cell>
          <table:table-cell office:value-type="string" table:style-name="ce2">
            <text:p>18/04/2023 16:20 Todos os estudantes</text:p>
          </table:table-cell>
          <table:table-cell office:value-type="string" table:style-name="ce2">
            <text:p>19/04/2023 13:30 Todos os estudantes</text:p>
          </table:table-cell>
          <table:table-cell office:value-type="string" table:style-name="ce2">
            <text:p>25/04/2023 16:20 Todos os estudantes</text:p>
          </table:table-cell>
          <table:table-cell office:value-type="string" table:style-name="ce2">
            <text:p>26/04/2023 13:30 Todos os estudantes</text:p>
          </table:table-cell>
          <table:table-cell office:value-type="string" table:style-name="ce2">
            <text:p>2/05/2023 16:20 Todos os estudantes</text:p>
          </table:table-cell>
          <table:table-cell office:value-type="string" table:style-name="ce2">
            <text:p>3/05/2023 13:30 Todos os estudantes</text:p>
          </table:table-cell>
          <table:table-cell office:value-type="string" table:style-name="ce2">
            <text:p>9/05/2023 16:20 Todos os estudantes</text:p>
          </table:table-cell>
          <table:table-cell office:value-type="string" table:style-name="ce2">
            <text:p>10/05/2023 13:30 Todos os estudantes</text:p>
          </table:table-cell>
          <table:table-cell office:value-type="string" table:style-name="ce2">
            <text:p>16/05/2023 16:20 Todos os estudantes</text:p>
          </table:table-cell>
          <table:table-cell office:value-type="string" table:style-name="ce2">
            <text:p>17/05/2023 13:30 Todos os estudantes</text:p>
          </table:table-cell>
          <table:table-cell office:value-type="string" table:style-name="ce2">
            <text:p>23/05/2023 16:20 Todos os estudantes</text:p>
          </table:table-cell>
          <table:table-cell office:value-type="string" table:style-name="ce2">
            <text:p>24/05/2023 13:30 Todos os estudantes</text:p>
          </table:table-cell>
          <table:table-cell office:value-type="string" table:style-name="ce2">
            <text:p>30/05/2023 16:20 Todos os estudantes</text:p>
          </table:table-cell>
          <table:table-cell office:value-type="string" table:style-name="ce2">
            <text:p>31/05/2023 13:30 Todos os estudantes</text:p>
          </table:table-cell>
          <table:table-cell office:value-type="string" table:style-name="ce2">
            <text:p>6/06/2023 16:20 Todos os estudantes</text:p>
          </table:table-cell>
          <table:table-cell office:value-type="string" table:style-name="ce2">
            <text:p>7/06/2023 13:30 Todos os estudantes</text:p>
          </table:table-cell>
          <table:table-cell office:value-type="string" table:style-name="ce2">
            <text:p>13/06/2023 16:20 Todos os estudantes</text:p>
          </table:table-cell>
          <table:table-cell office:value-type="string" table:style-name="ce2">
            <text:p>14/06/2023 13:30 Todos os estudantes</text:p>
          </table:table-cell>
          <table:table-cell office:value-type="string" table:style-name="ce2">
            <text:p>20/06/2023 16:20 Todos os estudantes</text:p>
          </table:table-cell>
          <table:table-cell office:value-type="string" table:style-name="ce2">
            <text:p>21/06/2023 13:30 Todos os estudantes</text:p>
          </table:table-cell>
          <table:table-cell office:value-type="string" table:style-name="ce2">
            <text:p>27/06/2023 16:20 Todos os estudantes</text:p>
          </table:table-cell>
          <table:table-cell office:value-type="string" table:style-name="ce2">
            <text:p>28/06/2023 13:30 Todos os estudantes</text:p>
          </table:table-cell>
          <table:table-cell office:value-type="string" table:style-name="ce2">
            <text:p>4/07/2023 16:20 Todos os estudantes</text:p>
          </table:table-cell>
          <table:table-cell office:value-type="string" table:style-name="ce2">
            <text:p>5/07/2023 13:30 Todos os estudantes</text:p>
          </table:table-cell>
          <table:table-cell office:value-type="string" table:style-name="ce2">
            <text:p>11/07/2023 16:20 Todos os estudantes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Ju</text:p>
          </table:table-cell>
          <table:table-cell office:value-type="string" table:style-name="ce2">
            <text:p>Au</text:p>
          </table:table-cell>
          <table:table-cell office:value-type="string" table:style-name="ce2">
            <text:p>Sessões anotadas</text:p>
          </table:table-cell>
          <table:table-cell office:value-type="string" table:style-name="ce2">
            <text:p>Pontos</text:p>
          </table:table-cell>
          <table:table-cell office:value-type="string" table:style-name="ce2">
            <text:p>Porcentagem</text:p>
          </table:table-cell>
          <table:table-cell table:number-columns-repeated="16337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luno 1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20 / 42</text:p>
          </table:table-cell>
          <table:table-cell office:value-type="string" table:style-name="ce1">
            <text:p>47,6</text:p>
          </table:table-cell>
          <table:table-cell table:number-columns-repeated="16337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4">
            <text:p>Aluno 2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39 / 48</text:p>
          </table:table-cell>
          <table:table-cell office:value-type="string" table:style-name="ce1">
            <text:p>81,3</text:p>
          </table:table-cell>
          <table:table-cell table:number-columns-repeated="16337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4">
            <text:p>Aluno 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4 / 48</text:p>
          </table:table-cell>
          <table:table-cell office:value-type="string" table:style-name="ce1">
            <text:p>91,7</text:p>
          </table:table-cell>
          <table:table-cell table:number-columns-repeated="16337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4">
            <text:p>Aluno 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4">
            <text:p>Aluno 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2 / 44</text:p>
          </table:table-cell>
          <table:table-cell office:value-type="string" table:style-name="ce1">
            <text:p>95,5</text:p>
          </table:table-cell>
          <table:table-cell table:number-columns-repeated="16337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4">
            <text:p>Aluno 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35 / 42</text:p>
          </table:table-cell>
          <table:table-cell office:value-type="string" table:style-name="ce1">
            <text:p>83,3</text:p>
          </table:table-cell>
          <table:table-cell table:number-columns-repeated="16337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5">
            <text:p>Aluno 7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3 / 46</text:p>
          </table:table-cell>
          <table:table-cell office:value-type="string" table:style-name="ce1">
            <text:p>71,7</text:p>
          </table:table-cell>
          <table:table-cell table:number-columns-repeated="16337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4">
            <text:p>Aluno 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37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4">
            <text:p>Aluno 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7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4">
            <text:p>Aluno 1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9 / 46</text:p>
          </table:table-cell>
          <table:table-cell office:value-type="string" table:style-name="ce1">
            <text:p>84,8</text:p>
          </table:table-cell>
          <table:table-cell table:number-columns-repeated="16337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4">
            <text:p>Aluno 1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4">
            <text:p>Aluno 1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4">
            <text:p>Aluno 1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4">
            <text:p>Aluno 14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5 / 48</text:p>
          </table:table-cell>
          <table:table-cell office:value-type="string" table:style-name="ce1">
            <text:p>93,8</text:p>
          </table:table-cell>
          <table:table-cell table:number-columns-repeated="16337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4">
            <text:p>Aluno 1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2 / 44</text:p>
          </table:table-cell>
          <table:table-cell office:value-type="string" table:style-name="ce1">
            <text:p>95,5</text:p>
          </table:table-cell>
          <table:table-cell table:number-columns-repeated="16337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4">
            <text:p>Aluno 16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7 / 46</text:p>
          </table:table-cell>
          <table:table-cell office:value-type="string" table:style-name="ce1">
            <text:p>80,4</text:p>
          </table:table-cell>
          <table:table-cell table:number-columns-repeated="16337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4">
            <text:p>Aluno 17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4">
            <text:p>Aluno 1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7 / 44</text:p>
          </table:table-cell>
          <table:table-cell office:value-type="string" table:style-name="ce1">
            <text:p>84,1</text:p>
          </table:table-cell>
          <table:table-cell table:number-columns-repeated="16337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4">
            <text:p>Aluno 1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6 / 44</text:p>
          </table:table-cell>
          <table:table-cell office:value-type="string" table:style-name="ce1">
            <text:p>81,8</text:p>
          </table:table-cell>
          <table:table-cell table:number-columns-repeated="16337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4">
            <text:p>Aluno 2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3 / 48</text:p>
          </table:table-cell>
          <table:table-cell office:value-type="string" table:style-name="ce1">
            <text:p>89,6</text:p>
          </table:table-cell>
          <table:table-cell table:number-columns-repeated="16337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4">
            <text:p>Aluno 2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8 / 48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4">
            <text:p>Aluno 2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5 / 46</text:p>
          </table:table-cell>
          <table:table-cell office:value-type="string" table:style-name="ce1">
            <text:p>97,8</text:p>
          </table:table-cell>
          <table:table-cell table:number-columns-repeated="16337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4">
            <text:p>Aluno 2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4">
            <text:p>Aluno 2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1 / 46</text:p>
          </table:table-cell>
          <table:table-cell office:value-type="string" table:style-name="ce1">
            <text:p>89,1</text:p>
          </table:table-cell>
          <table:table-cell table:number-columns-repeated="16337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4">
            <text:p>Aluno 2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42 / 42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4">
            <text:p>Aluno 2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3 / 44</text:p>
          </table:table-cell>
          <table:table-cell office:value-type="string" table:style-name="ce1">
            <text:p>97,7</text:p>
          </table:table-cell>
          <table:table-cell table:number-columns-repeated="16337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4">
            <text:p>Aluno 27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4 / 46</text:p>
          </table:table-cell>
          <table:table-cell office:value-type="string" table:style-name="ce1">
            <text:p>95,7</text:p>
          </table:table-cell>
          <table:table-cell table:number-columns-repeated="16337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4">
            <text:p>Aluno 2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4">
            <text:p>Aluno 29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9 / 44</text:p>
          </table:table-cell>
          <table:table-cell office:value-type="string" table:style-name="ce1">
            <text:p>88,6</text:p>
          </table:table-cell>
          <table:table-cell table:number-columns-repeated="16337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4">
            <text:p>Aluno 30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8 / 46</text:p>
          </table:table-cell>
          <table:table-cell office:value-type="string" table:style-name="ce1">
            <text:p>82,6</text:p>
          </table:table-cell>
          <table:table-cell table:number-columns-repeated="16337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4">
            <text:p>Aluno 3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3 / 46</text:p>
          </table:table-cell>
          <table:table-cell office:value-type="string" table:style-name="ce1">
            <text:p>93,5</text:p>
          </table:table-cell>
          <table:table-cell table:number-columns-repeated="16337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4">
            <text:p>Aluno 32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4">
            <text:p>Aluno 33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6 / 46</text:p>
          </table:table-cell>
          <table:table-cell office:value-type="string" table:style-name="ce1">
            <text:p>100,0</text:p>
          </table:table-cell>
          <table:table-cell table:number-columns-repeated="16337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4">
            <text:p>Aluno 34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6 / 48</text:p>
          </table:table-cell>
          <table:table-cell office:value-type="string" table:style-name="ce1">
            <text:p>95,8</text:p>
          </table:table-cell>
          <table:table-cell table:number-columns-repeated="16337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4">
            <text:p>Aluno 35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2 / 46</text:p>
          </table:table-cell>
          <table:table-cell office:value-type="string" table:style-name="ce1">
            <text:p>91,3</text:p>
          </table:table-cell>
          <table:table-cell table:number-columns-repeated="16337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4">
            <text:p>Aluno 36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40 / 46</text:p>
          </table:table-cell>
          <table:table-cell office:value-type="string" table:style-name="ce1">
            <text:p>87,0</text:p>
          </table:table-cell>
          <table:table-cell table:number-columns-repeated="16337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4">
            <text:p>Aluno 37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7 / 48</text:p>
          </table:table-cell>
          <table:table-cell office:value-type="string" table:style-name="ce1">
            <text:p>97,9</text:p>
          </table:table-cell>
          <table:table-cell table:number-columns-repeated="16337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4">
            <text:p>Aluno 38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6 / 48</text:p>
          </table:table-cell>
          <table:table-cell office:value-type="string" table:style-name="ce1">
            <text:p>95,8</text:p>
          </table:table-cell>
          <table:table-cell table:number-columns-repeated="16337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4">
            <text:p>Aluno 39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0 / 48</text:p>
          </table:table-cell>
          <table:table-cell office:value-type="string" table:style-name="ce1">
            <text:p>83,3</text:p>
          </table:table-cell>
          <table:table-cell table:number-columns-repeated="16337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3">
            <text:p>Aluno 40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Ju (1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0 / 38</text:p>
          </table:table-cell>
          <table:table-cell office:value-type="string" table:style-name="ce1">
            <text:p>26,3</text:p>
          </table:table-cell>
          <table:table-cell table:number-columns-repeated="16337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4">
            <text:p>Aluno 41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Au (0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r (2/2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44 / 48</text:p>
          </table:table-cell>
          <table:table-cell office:value-type="string" table:style-name="ce1">
            <text:p>91,7</text:p>
          </table:table-cell>
          <table:table-cell table:number-columns-repeated="16337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text:s/></text:p>
      </style:header>
      <style:header-left style:display="false"/>
      <style:header-first/>
      <style:footer>
        <text:p>Page<text:s/><text:page-number>1</text:page-number><text:s/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Benjamin Grando Moreira</meta:initial-creator>
    <dc:creator>Bernardo Dalfovo de Souza</dc:creator>
    <meta:creation-date>2023-07-07T16:59:36Z</meta:creation-date>
    <dc:date>2023-07-08T05:40:22Z</dc:date>
    <meta:editing-cycles>1</meta:editing-cycles>
    <meta:editing-duration>PT26S</meta:editing-duration>
  </office:meta>
</office:document-meta>
</file>